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Heading_20_2" style:master-page-name="">
      <style:paragraph-properties loext:contextual-spacing="false" fo:margin-top="0.2319in" fo:margin-bottom="0.0827in" style:page-number="auto"/>
    </style:style>
    <style:style style:name="P30" style:family="paragraph" style:parent-style-name="OOoHeading_20_2">
      <style:paragraph-properties loext:contextual-spacing="false" fo:margin-top="0.2319in" fo:margin-bottom="0.0827in"/>
    </style:style>
    <style:style style:name="P31" style:family="paragraph" style:parent-style-name="OOoHeading_20_2">
      <style:paragraph-properties loext:contextual-spacing="false" fo:margin-top="0.2717in" fo:margin-bottom="0.0827in"/>
    </style:style>
    <style:style style:name="P32" style:family="paragraph" style:parent-style-name="OOoHeading_20_2" style:master-page-name="">
      <style:paragraph-properties style:page-number="auto" fo:keep-with-next="always"/>
    </style:style>
    <style:style style:name="P33" style:family="paragraph" style:parent-style-name="OOoHeading_20_1">
      <style:paragraph-properties loext:contextual-spacing="false" fo:margin-top="0.3154in" fo:margin-bottom="0.1256in"/>
    </style:style>
    <style:style style:name="P34"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 </text:span><text:line-break/>Getting Started with Math</text:h>
      <text:h text:style-name="OOoHeading_20_1" text:outline-level="2">What is Math?</text:h>
      <text:p text:style-name="P11">Math is Apache OpenOffice’s component for writing <text:alphabetical-index-mark-start text:id="IMark78984116"/>mathematical equations<text:alphabetical-index-mark-end text:id="IMark78984116"/>. It is most commonly used as an <text:alphabetical-index-mark-start text:id="IMark78984020"/>equation editor<text:alphabetical-index-mark-end text:id="IMark78984020"/>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he equation below.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3"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632266852404161535"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25"><draw:text-box fo:min-height="4.2846in"><text:p text:style-name="P15"><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78974076" text:key1="equation editor"/><text:span text:style-name="T1">Elements</text:span> window<text:alphabetical-index-mark-end text:id="IMark78974076"/>.</text:p>
      <text:p text:style-name="OOoFigure"><text:soft-page-break/><draw:frame draw:style-name="fr2" draw:name="Figure_AOO41GS09_2" text:anchor-type="as-char" svg:width="3.3472in" draw:z-index="27"><draw:text-box fo:min-height="2.9382in"><text:p text:style-name="OOoFigureCaption"><draw:frame draw:style-name="fr8" draw:name="AOO41GS09_002" text:anchor-type="as-char" svg:width="3.1472in" svg:height="2.7008in" draw:z-index="28"><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4652749"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29"><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1"><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2162611250590533686"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2"><draw:text-box fo:min-height="3.1161in"><text:p text:style-name="OOoFigureCaption"><draw:frame draw:style-name="fr8" draw:name="AOO41GS09_003" text:anchor-type="as-char" svg:width="3.2937in" svg:height="2.8354in" draw:z-index="33"><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34655615" text:continue-list="list34652749"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78974508" text:key1="equation editor"/>markup<text:alphabetical-index-mark-end text:id="IMark78974508"/>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29" text:outline-level="3"><text:soft-page-break/>Greek Characters</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4642217" text:continue-list="list28653088" text:style-name="OOoBullets_20_1">
        <text:list-item>
          <text:p text:style-name="OOoList_20_1_20_Start">To write a <text:span text:style-name="OOoEmphasis">lowercase</text:span> character, type the name of the character in lowercase.</text:p>
        </text:list-item>
      </text:list>
      <text:list xml:id="list34661043" text:continue-list="list34655615"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6"><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4661641" text:continue-list="list34642217" text:style-name="OOoBullets_20_1">
        <text:list-item>
          <text:p text:style-name="OOoList_20_1_20_Start">We want to enter the above formula (the value of pi rounded to 5 decimal places).</text:p>
        </text:list-item>
      </text:list>
      <text:list xml:id="list34657464" text:continue-list="list34661043" text:style-name="OOoBullets_20_1">
        <text:list-item>
          <text:p text:style-name="OOoList_20_1_20_Cont."><text:soft-page-break/>We know the name of the Greek character (pi).</text:p>
        </text:list-item>
      </text:list>
      <text:list xml:id="list34645866" text:continue-list="list34661641"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78974508" text:key1="equation editor"/>Floating Window<text:alphabetical-index-mark-end text:id="IMark78974508"/></text:h>
      <text:p text:style-name="OOoTextBody_5f_ListIntro">The formula editor can cover a large part of the Writer window. To turn the formula editor into a floating window, do this:</text:p>
      <text:list xml:id="list34633999" text:continue-list="list2162611250590533686"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4658899" text:continue-list="list34633999"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81"><draw:text-box fo:min-height="2.5299in"><text:p text:style-name="P16"><draw:frame draw:style-name="fr13" draw:name="AOO41GS09_013" text:anchor-type="as-char" svg:width="3.3189in" svg:height="2.1339in" draw:z-index="82"><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34659012" text:continue-numbering="true" text:style-name="OOoNum_20_123">
        <text:list-item>
          <text:p text:style-name="OOoNum_20_123_20_End">Select a larger <text:alphabetical-index-mark-start text:id="IMark78974748" text:key1="equation editor"/>font size<text:alphabetical-index-mark-end text:id="IMark78974748"/>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78974796" text:key1="equation editor"/>brackets<text:alphabetical-index-mark-end text:id="IMark78974796"/>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31"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32"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0"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4650542" text:continue-list="list34659012"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6">Enter <text:span text:style-name="OOoMenuPath">0%</text:span> for Column spacing and click <text:span text:style-name="OOoMenuPath">OK</text:span>.</text:p>
        </text:list-item>
      </text:list>
      <text:p text:style-name="OOoFigure"><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4657924" text:continue-list="list34650542"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2028in" svg:width="1.2209in" svg:height="0.5547in" draw:z-index="30"><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4637326" text:continue-list="list34657924" text:style-name="OOoNum_20_123">
        <text:list-item text:start-value="1">
          <text:p text:style-name="P28">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11-19T14:41:18.28</dc:date>
    <dc:creator>Keith McKenna</dc:creator>
    <meta:editing-duration>PT5H39M20S</meta:editing-duration>
    <meta:editing-cycles>44</meta:editing-cycles>
    <meta:generator>OpenOffice/4.1.13$Win32 OpenOffice.org_project/4113m1$Build-9810</meta:generator>
    <meta:document-statistic meta:table-count="23" meta:image-count="17" meta:object-count="55" meta:page-count="13" meta:paragraph-count="262" meta:word-count="1983" meta:character-count="10979"/>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